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able_20_Contents" style:list-style-name="L1"/>
    <style:style style:name="P6" style:family="paragraph" style:parent-style-name="Table_20_Contents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VISTA <text:s/>AL COMMITTENTE PER LA STESURA DEL DOCUMENTO DEI REQUISITI</text:p>
      <text:p text:style-name="Standard"/>
      <text:p text:style-name="Standard"/>
      <text:p text:style-name="Standard"/>
      <text:p text:style-name="P4">PARTE I – DATI DELL'INTERVISTA</text:p>
      <text:list xml:id="list2159410815" text:style-name="L1">
        <text:list-item>
          <text:p text:style-name="P3">Nome de progetto</text:p>
        </text:list-item>
        <text:list-item>
          <text:p text:style-name="P3">Data </text:p>
        </text:list-item>
        <text:list-item>
          <text:p text:style-name="P3">Nome dell'intervistato</text:p>
        </text:list-item>
        <text:list-item>
          <text:p text:style-name="P3">Ruolo dell'intervistato all'interno dell'azienda</text:p>
        </text:list-item>
        <text:list-item>
          <text:p text:style-name="P5">Recapiti e-mail e telefono dell'intervistato</text:p>
        </text:list-item>
      </text:list>
      <text:p text:style-name="Table_20_Contents"/>
      <text:p text:style-name="Table_20_Contents"/>
      <text:p text:style-name="Table_20_Contents"/>
      <text:p text:style-name="P1">PARTE II – IL COMMITTENTE</text:p>
      <text:list xml:id="list2026754695" text:continue-numbering="true" text:style-name="L1">
        <text:list-item>
          <text:p text:style-name="P5">Qual è l'attività principale dell'azienda</text:p>
        </text:list-item>
        <text:list-item>
          <text:p text:style-name="P5">Informazioni generali sull'azienda (dimensioni, localizzazione geografica, strategie...)</text:p>
        </text:list-item>
        <text:list-item>
          <text:p text:style-name="P5">Quali sono i fattori chiave che inducono il vostro target a scegliere i prodotti/servizi della vostra azienda?</text:p>
        </text:list-item>
        <text:list-item>
          <text:p text:style-name="P5">Come si differenzia la vostra azienda rispetto ai vostri principali competitor? (Indicare gli url dei principali competitor)</text:p>
        </text:list-item>
        <text:list-item>
          <text:p text:style-name="P5">Esiste già un indirizzo registrato per il sito che si vuole pubblicare? Qual è tale indirizzo? Se ne vogliono registrare altri che puntino alo stesso sito?</text:p>
        </text:list-item>
      </text:list>
      <text:p text:style-name="Table_20_Contents"/>
      <text:p text:style-name="Table_20_Contents"/>
      <text:p text:style-name="Table_20_Contents"/>
      <text:p text:style-name="P1">PARTE III – SE ESISTE UN SITO PRECEDENTE: SITUAZIONE PRECEDENTE E <text:s/>OBIETTIVI DEL NUOVO SITO RISPETTO AL PRECEDENTE </text:p>
      <text:list xml:id="list1853723130" text:continue-numbering="true" text:style-name="L1">
        <text:list-item>
          <text:p text:style-name="P5">Quali sono gli aspetti rilevanti del sito precedente? (se esiste)</text:p>
        </text:list-item>
        <text:list-item>
          <text:p text:style-name="P5">Quali sono gli aspetti positivi del sito precedente? (se esiste)</text:p>
        </text:list-item>
        <text:list-item>
          <text:p text:style-name="P5">Quali sono gli aspetti negativi del sito precedente? (se esiste)</text:p>
        </text:list-item>
        <text:list-item>
          <text:p text:style-name="P5">Quali migliorie o funzionalità si desidera introdurre rispetto al sito precedente? (se esiste)</text:p>
        </text:list-item>
        <text:list-item>
          <text:p text:style-name="P5">Esistono dati riguardanti gli accessi al sito precedente? <text:s/>(se esiste)</text:p>
        </text:list-item>
        <text:list-item>
          <text:p text:style-name="P5">Quali sono gli obiettivi da raggiungere attraverso il nuovo sito e quali le loro priorità? (se esiste)</text:p>
        </text:list-item>
      </text:list>
      <text:p text:style-name="Table_20_Contents"/>
      <text:p text:style-name="Table_20_Contents"/>
      <text:p text:style-name="Table_20_Contents"/>
      <text:p text:style-name="P1">PARTE IV – UTENTI DEL SITO</text:p>
      <text:list xml:id="list1797986759" text:continue-numbering="true" text:style-name="L1">
        <text:list-item>
          <text:p text:style-name="P5">Quali sono le principali tipologie di clienti dell'azienda (fascia di età, sesso, lingua, livello culturale, localizzazione geografica, esperienza nel dominio applicativo...)? </text:p>
        </text:list-item>
        <text:list-item>
          <text:p text:style-name="P5">Quali sono gli obiettivi degli utenti in relazione al sito? Quali saranno gli scopi che spingeranno gli utenti a visitare il sito?</text:p>
        </text:list-item>
        <text:list-item>
          <text:p text:style-name="P5">Qual è l'azione che si vorrebbe gli utenti compissero sul nuovo sito (visitare una certa pagina, scaricare un certo documento, inviare una mail al committente, ordinare un prodotto...)?</text:p>
        </text:list-item>
      </text:list>
      <text:p text:style-name="Table_20_Contents"/>
      <text:p text:style-name="Table_20_Contents"/>
      <text:p text:style-name="Table_20_Contents"/>
      <text:p text:style-name="P1">PARTE V - REQUISITI DI COMUNICAZIONE DEL SITO</text:p>
      <text:list xml:id="list2127169990" text:continue-numbering="true" text:style-name="L1">
        <text:list-item>
          <text:p text:style-name="P5">Esiste uno standard per la comunicazione grafica aziendale a cui riferirsi (loghi, colori, tipologia di font e caratteri)? </text:p>
        </text:list-item>
        <text:list-item>
          <text:p text:style-name="P5"><text:soft-page-break/>Quali sono i colori aziendali? </text:p>
        </text:list-item>
        <text:list-item>
          <text:p text:style-name="P5">Quali sono i loghi o slogan o mission aziendali. </text:p>
        </text:list-item>
        <text:list-item>
          <text:p text:style-name="P5">In generale, come viene percepita la vostra azienda dal pubblico? Dare una lista di aggettivi che descriva la l'azienda agli occhi del cliente.</text:p>
        </text:list-item>
        <text:list-item>
          <text:p text:style-name="P5">Come si vuole che il sito venga percepito? (informale, serioso, essenziale, prestigioso, amichevole, autorevole, divertente, innovativo, …)</text:p>
        </text:list-item>
        <text:list-item>
          <text:p text:style-name="P5">Esista una comunità online? Su quali Social Network? Volete crearne una (se già non esiste)?</text:p>
        </text:list-item>
      </text:list>
      <text:p text:style-name="Table_20_Contents"/>
      <text:p text:style-name="Table_20_Contents"/>
      <text:p text:style-name="Table_20_Contents"/>
      <text:p text:style-name="P1">PARTE VI - SICUREZZA E PRIVACY</text:p>
      <text:list xml:id="list2180230640" text:continue-numbering="true" text:style-name="L1">
        <text:list-item>
          <text:p text:style-name="P5">Nel sito saranno presenti sezioni private accessibili soltanto da utenti autorizzati?</text:p>
        </text:list-item>
        <text:list-item>
          <text:p text:style-name="P5">Si prevede la registrazione e conservazione di dati sensibili (dati personali degli utenti, dati privati dell'azienda)?</text:p>
        </text:list-item>
        <text:list-item>
          <text:p text:style-name="P5">Sono previste transazioni finanziarie online?</text:p>
        </text:list-item>
      </text:list>
      <text:p text:style-name="Table_20_Contents"/>
      <text:p text:style-name="Table_20_Contents"/>
      <text:p text:style-name="Table_20_Contents"/>
      <text:p text:style-name="P1">PARTE VII - CONTENUTO DEL SITO</text:p>
      <text:list xml:id="list1092667318" text:continue-numbering="true" text:style-name="L1">
        <text:list-item>
          <text:p text:style-name="P5">Chi convaliderà gli aggiornamenti del sito?</text:p>
        </text:list-item>
        <text:list-item>
          <text:p text:style-name="P5">Quali saranno le sezioni del sito da aggiornare più spesso? Con quale periodicità?</text:p>
        </text:list-item>
        <text:list-item>
          <text:p text:style-name="P5">E' necessario proporre il sito in altre lingue? Chi si occuperà della traduzione dei contenuti?</text:p>
        </text:list-item>
        <text:list-item>
          <text:p text:style-name="P5">Ci sono scadenze precise o impellenti per la pubblicazione del sito?</text:p>
        </text:list-item>
        <text:list-item>
          <text:p text:style-name="P5">Volete utilizzare particolari tecnologie per il nuovo sito (ad esempio: Flash, Javascript...). In che modo pensate miglioreranno la qualità del sito?</text:p>
        </text:list-item>
        <text:list-item>
          <text:p text:style-name="P5">Quali saranno le funzioni interattive richieste (form contatti, news, guestbook, commenti...)?</text:p>
        </text:list-item>
      </text:list>
      <text:p text:style-name="Table_20_Contents"/>
      <text:p text:style-name="Table_20_Contents"/>
      <text:p text:style-name="Table_20_Contents"/>
      <text:p text:style-name="P1">PARTE VIII – STRUTTURA DEL SITO</text:p>
      <text:list xml:id="list1733894456" text:continue-numbering="true" text:style-name="L1">
        <text:list-item>
          <text:p text:style-name="P5">Definire una mappa <text:s/>del sito</text:p>
        </text:list-item>
        <text:list-item>
          <text:p text:style-name="P5">Definire una gabbia di massima per il sito</text:p>
        </text:list-item>
      </text:list>
      <text:p text:style-name="Table_20_Contents"/>
      <text:p text:style-name="Table_20_Contents"/>
      <text:list xml:id="list1422199326" text:continue-numbering="true" text:style-name="L1">
        <text:list-item>
          <text:p text:style-name="P3">Citate alcuni URL di siti che ritenete particolarmente interessanti/attraenti. Cosa vi piace di più di questi siti?</text:p>
        </text:list-item>
      </text:list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8T11:30:24</meta:creation-date>
    <dc:date>2012-01-21T15:51:54</dc:date>
    <meta:editing-duration>PT12M2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2" meta:paragraph-count="46" meta:word-count="561" meta:character-count="3648" meta:non-whitespace-character-count="3160"/>
    <dc:creator>Marco Pavan</dc:creator>
  </office:meta>
</office:document-meta>
</file>